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BE">
      <number:number number:min-integer-digits="1"/>
    </number:number-style>
    <number:number-style style:name="N10002" number:language="fr" number:country="BE">
      <number:number number:decimal-places="2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6.2988in" svg:height="3.5453in" svg:x="5.5083in" svg:y="9.522in">
            <draw:object draw:notify-on-update-of-ranges="Feuille1.A37:Feuille1.A40 Feuille1.B36:Feuille1.B36 Feuille1.B37:Feuille1.B40 Feuille1.C36:Feuille1.C36 Feuille1.C37:Feuille1.C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53in" svg:x="11.8299in" svg:y="9.7315in">
            <draw:object draw:notify-on-update-of-ranges="Feuille1.A37:Feuille1.A40 Feuille1.E36:Feuille1.E36 Feuille1.E37:Feuille1.E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49in" svg:x="5.487in" svg:y="13.4339in">
            <draw:object draw:notify-on-update-of-ranges="Feuille1.A45:Feuille1.A50 Feuille1.B44:Feuille1.B44 Feuille1.B45:Feuille1.B50 Feuille1.C44:Feuille1.C44 Feuille1.C45:Feuille1.C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53in" svg:x="11.8957in" svg:y="13.4441in">
            <draw:object draw:notify-on-update-of-ranges="Feuille1.A45:Feuille1.A50 Feuille1.E44:Feuille1.E44 Feuille1.E45:Feuille1.E5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49in" svg:x="5.5748in" svg:y="17.3449in">
            <draw:object draw:notify-on-update-of-ranges="Feuille1.A55:Feuille1.A68 Feuille1.B54:Feuille1.B54 Feuille1.B55:Feuille1.B68 Feuille1.C54:Feuille1.C54 Feuille1.C55:Feuille1.C68 Feuille1.D54:Feuille1.D54 Feuille1.D55:Feuille1.D6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49in" svg:x="5.2921in" svg:y="5.6996in">
            <draw:object draw:notify-on-update-of-ranges="Feuille1.B31:Feuille1.I31 Feuille1.A32:Feuille1.A32 Feuille1.B32:Feuille1.I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6.2992in" svg:height="3.5453in" svg:x="12.1039in" svg:y="17.2929in">
            <draw:object draw:notify-on-update-of-ranges="Feuille1.A55:Feuille1.A68 Feuille1.E54:Feuille1.E54 Feuille1.E55:Feuille1.E6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5.6665in" svg:y="0.0209in">
            <draw:object draw:notify-on-update-of-ranges="Feuille1.A1:Feuille1.F1 Feuille1.A2:Feuille1.F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in" svg:height="3.5453in" svg:x="12.4445in" svg:y="0.1567in">
            <draw:object draw:notify-on-update-of-ranges="Feuille1.A5:Feuille1.F5 Feuille1.A5:Feuille1.F5 Feuille1.A6:Feuille1.F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in" svg:height="3.5449in" svg:x="11.9134in" svg:y="4.2146in">
            <draw:object draw:notify-on-update-of-ranges="Feuille1.A9:Feuille1.E9 Feuille1.A9:Feuille1.E9 Feuille1.A10:Feuille1.E1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60" calcext:value-type="float">
            <text:p>60,00</text:p>
          </table:table-cell>
          <table:table-cell office:value-type="float" office:value="80" calcext:value-type="float">
            <text:p>80,00</text:p>
          </table:table-cell>
          <table:table-cell office:value-type="float" office:value="90" calcext:value-type="float">
            <text:p>90,00</text:p>
          </table:table-cell>
          <table:table-cell office:value-type="float" office:value="95" calcext:value-type="float">
            <text:p>95,00</text:p>
          </table:table-cell>
          <table:table-cell office:value-type="float" office:value="99" calcext:value-type="float">
            <text:p>99,00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,00</text:p>
          </table:table-cell>
          <table:table-cell office:value-type="float" office:value="82" calcext:value-type="float">
            <text:p>82,00</text:p>
          </table:table-cell>
          <table:table-cell office:value-type="float" office:value="62" calcext:value-type="float">
            <text:p>62,00</text:p>
          </table:table-cell>
          <table:table-cell office:value-type="float" office:value="46" calcext:value-type="float">
            <text:p>46,00</text:p>
          </table:table-cell>
          <table:table-cell office:value-type="float" office:value="27" calcext:value-type="float">
            <text:p>27,00</text:p>
          </table:table-cell>
          <table:table-cell office:value-type="float" office:value="9" calcext:value-type="float">
            <text:p>9,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,00</text:p>
          </table:table-cell>
          <table:table-cell office:value-type="float" office:value="97" calcext:value-type="float">
            <text:p>97,00</text:p>
          </table:table-cell>
          <table:table-cell table:number-columns-repeated="2" office:value-type="float" office:value="88" calcext:value-type="float">
            <text:p>88,00</text:p>
          </table:table-cell>
          <table:table-cell office:value-type="float" office:value="85" calcext:value-type="float">
            <text:p>85,00</text:p>
          </table:table-cell>
          <table:table-cell office:value-type="float" office:value="82" calcext:value-type="float">
            <text:p>82,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,00</text:p>
          </table:table-cell>
          <table:table-cell office:value-type="float" office:value="77" calcext:value-type="float">
            <text:p>77,00</text:p>
          </table:table-cell>
          <table:table-cell office:value-type="float" office:value="61" calcext:value-type="float">
            <text:p>61,00</text:p>
          </table:table-cell>
          <table:table-cell office:value-type="float" office:value="49" calcext:value-type="float">
            <text:p>49,00</text:p>
          </table:table-cell>
          <table:table-cell office:value-type="float" office:value="39" calcext:value-type="float">
            <text:p>39,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Nb tasks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84" calcext:value-type="float">
            <text:p>84,00</text:p>
          </table:table-cell>
          <table:table-cell office:value-type="float" office:value="16808" calcext:value-type="float">
            <text:p>16808,00</text:p>
          </table:table-cell>
          <table:table-cell office:value-type="float" office:value="428407" calcext:value-type="float">
            <text:p>428407,00</text:p>
          </table:table-cell>
          <table:table-cell office:value-type="float" office:value="93609" calcext:value-type="float">
            <text:p>93609,00</text:p>
          </table:table-cell>
          <table:table-cell office:value-type="float" office:value="21067209" calcext:value-type="float">
            <text:p>21067209,00</text:p>
          </table:table-cell>
          <table:table-cell office:value-type="float" office:value="277208" calcext:value-type="float">
            <text:p>277208,00</text:p>
          </table:table-cell>
          <table:table-cell office:value-type="float" office:value="273873609" calcext:value-type="float">
            <text:p>273873609,00</text:p>
          </table:table-cell>
          <table:table-cell office:value-type="float" office:value="358142409" calcext:value-type="float">
            <text:p>358142409,0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b tasks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Switching time</text:p>
          </table:table-cell>
          <table:table-cell office:value-type="string" calcext:value-type="string">
            <text:p>Preemption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85" calcext:value-type="float">
            <text:p>85,00</text:p>
          </table:table-cell>
          <table:table-cell office:value-type="float" office:value="15" calcext:value-type="float">
            <text:p>15,00</text:p>
          </table:table-cell>
          <table:table-cell office:value-type="float" office:value="0" calcext:value-type="float">
            <text:p>0,00</text:p>
          </table:table-cell>
          <table:table-cell office:value-type="float" office:value="1.22222" calcext:value-type="float">
            <text:p>1,2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82.2222" calcext:value-type="float">
            <text:p>82,22</text:p>
          </table:table-cell>
          <table:table-cell office:value-type="float" office:value="17.7778" calcext:value-type="float">
            <text:p>17,78</text:p>
          </table:table-cell>
          <table:table-cell office:value-type="float" office:value="0" calcext:value-type="float">
            <text:p>0,00</text:p>
          </table:table-cell>
          <table:table-cell office:value-type="float" office:value="4.44444" calcext:value-type="float">
            <text:p>4,4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84.445" calcext:value-type="float">
            <text:p>84,45</text:p>
          </table:table-cell>
          <table:table-cell office:value-type="float" office:value="15.555" calcext:value-type="float">
            <text:p>15,56</text:p>
          </table:table-cell>
          <table:table-cell office:value-type="float" office:value="0" calcext:value-type="float">
            <text:p>0,00</text:p>
          </table:table-cell>
          <table:table-cell office:value-type="float" office:value="2.36291" calcext:value-type="float">
            <text:p>2,3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85.3525" calcext:value-type="float">
            <text:p>85,35</text:p>
          </table:table-cell>
          <table:table-cell office:value-type="float" office:value="14.6475" calcext:value-type="float">
            <text:p>14,65</text:p>
          </table:table-cell>
          <table:table-cell office:value-type="float" office:value="0" calcext:value-type="float">
            <text:p>0,00</text:p>
          </table:table-cell>
          <table:table-cell office:value-type="float" office:value="6.65281" calcext:value-type="float">
            <text:p>6,6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tilisation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Switching time</text:p>
          </table:table-cell>
          <table:table-cell office:value-type="string" calcext:value-type="string">
            <text:p>Preemptions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,00</text:p>
          </table:table-cell>
          <table:table-cell office:value-type="float" office:value="39.4167" calcext:value-type="float">
            <text:p>39,42</text:p>
          </table:table-cell>
          <table:table-cell office:value-type="float" office:value="60.5833" calcext:value-type="float">
            <text:p>60,58</text:p>
          </table:table-cell>
          <table:table-cell office:value-type="float" office:value="0" calcext:value-type="float">
            <text:p>0,00</text:p>
          </table:table-cell>
          <table:table-cell office:value-type="float" office:value="0.333333" calcext:value-type="float">
            <text:p>0,3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,00</text:p>
          </table:table-cell>
          <table:table-cell office:value-type="float" office:value="60.4048" calcext:value-type="float">
            <text:p>60,40</text:p>
          </table:table-cell>
          <table:table-cell office:value-type="float" office:value="39.5952" calcext:value-type="float">
            <text:p>39,60</text:p>
          </table:table-cell>
          <table:table-cell office:value-type="float" office:value="0" calcext:value-type="float">
            <text:p>0,00</text:p>
          </table:table-cell>
          <table:table-cell office:value-type="float" office:value="0.738095" calcext:value-type="float">
            <text:p>0,7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,00</text:p>
          </table:table-cell>
          <table:table-cell office:value-type="float" office:value="79.798" calcext:value-type="float">
            <text:p>79,80</text:p>
          </table:table-cell>
          <table:table-cell office:value-type="float" office:value="20.202" calcext:value-type="float">
            <text:p>20,20</text:p>
          </table:table-cell>
          <table:table-cell office:value-type="float" office:value="0" calcext:value-type="float">
            <text:p>0,00</text:p>
          </table:table-cell>
          <table:table-cell office:value-type="float" office:value="0.378788" calcext:value-type="float">
            <text:p>0,3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,00</text:p>
          </table:table-cell>
          <table:table-cell office:value-type="float" office:value="89.869" calcext:value-type="float">
            <text:p>89,87</text:p>
          </table:table-cell>
          <table:table-cell office:value-type="float" office:value="10.131" calcext:value-type="float">
            <text:p>10,13</text:p>
          </table:table-cell>
          <table:table-cell office:value-type="float" office:value="0" calcext:value-type="float">
            <text:p>0,00</text:p>
          </table:table-cell>
          <table:table-cell office:value-type="float" office:value="0.571429" calcext:value-type="float">
            <text:p>0,5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,00</text:p>
          </table:table-cell>
          <table:table-cell office:value-type="float" office:value="93.0952" calcext:value-type="float">
            <text:p>93,10</text:p>
          </table:table-cell>
          <table:table-cell office:value-type="float" office:value="6.90476" calcext:value-type="float">
            <text:p>6,90</text:p>
          </table:table-cell>
          <table:table-cell office:value-type="float" office:value="0" calcext:value-type="float">
            <text:p>0,00</text:p>
          </table:table-cell>
          <table:table-cell office:value-type="float" office:value="3.09524" calcext:value-type="float">
            <text:p>3,1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,00</text:p>
          </table:table-cell>
          <table:table-cell office:value-type="float" office:value="93.3333" calcext:value-type="float">
            <text:p>93,33</text:p>
          </table:table-cell>
          <table:table-cell office:value-type="float" office:value="6.66667" calcext:value-type="float">
            <text:p>6,67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witching percent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Switching time</text:p>
          </table:table-cell>
          <table:table-cell office:value-type="string" calcext:value-type="string">
            <text:p>Preemptions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60.0392" calcext:value-type="float">
            <text:p>60,04</text:p>
          </table:table-cell>
          <table:table-cell office:value-type="float" office:value="0" calcext:value-type="float">
            <text:p>0,00</text:p>
          </table:table-cell>
          <table:table-cell office:value-type="float" office:value="966" calcext:value-type="float">
            <text:p>966,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55.6811" calcext:value-type="float">
            <text:p>55,68</text:p>
          </table:table-cell>
          <table:table-cell office:value-type="float" office:value="4.3581" calcext:value-type="float">
            <text:p>4,36</text:p>
          </table:table-cell>
          <table:table-cell office:value-type="float" office:value="1118" calcext:value-type="float">
            <text:p>1118,0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55.6594" calcext:value-type="float">
            <text:p>55,66</text:p>
          </table:table-cell>
          <table:table-cell office:value-type="float" office:value="4.37977" calcext:value-type="float">
            <text:p>4,38</text:p>
          </table:table-cell>
          <table:table-cell office:value-type="float" office:value="1120" calcext:value-type="float">
            <text:p>1120,0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54.8617" calcext:value-type="float">
            <text:p>54,86</text:p>
          </table:table-cell>
          <table:table-cell office:value-type="float" office:value="5.1775" calcext:value-type="float">
            <text:p>5,18</text:p>
          </table:table-cell>
          <table:table-cell office:value-type="float" office:value="1174" calcext:value-type="float">
            <text:p>1174,0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51.9732" calcext:value-type="float">
            <text:p>51,97</text:p>
          </table:table-cell>
          <table:table-cell office:value-type="float" office:value="8.06605" calcext:value-type="float">
            <text:p>8,07</text:p>
          </table:table-cell>
          <table:table-cell office:value-type="float" office:value="1316" calcext:value-type="float">
            <text:p>1316,0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49.8132" calcext:value-type="float">
            <text:p>49,81</text:p>
          </table:table-cell>
          <table:table-cell office:value-type="float" office:value="10.226" calcext:value-type="float">
            <text:p>10,23</text:p>
          </table:table-cell>
          <table:table-cell office:value-type="float" office:value="1364" calcext:value-type="float">
            <text:p>1364,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45.7276" calcext:value-type="float">
            <text:p>45,73</text:p>
          </table:table-cell>
          <table:table-cell office:value-type="float" office:value="14.3117" calcext:value-type="float">
            <text:p>14,31</text:p>
          </table:table-cell>
          <table:table-cell office:value-type="float" office:value="1540" calcext:value-type="float">
            <text:p>1540,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45.7276" calcext:value-type="float">
            <text:p>45,73</text:p>
          </table:table-cell>
          <table:table-cell office:value-type="float" office:value="14.3117" calcext:value-type="float">
            <text:p>14,31</text:p>
          </table:table-cell>
          <table:table-cell office:value-type="float" office:value="1540" calcext:value-type="float">
            <text:p>1540,0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38.9907" calcext:value-type="float">
            <text:p>38,99</text:p>
          </table:table-cell>
          <table:table-cell office:value-type="float" office:value="21.0485" calcext:value-type="float">
            <text:p>21,05</text:p>
          </table:table-cell>
          <table:table-cell office:value-type="float" office:value="1886" calcext:value-type="float">
            <text:p>1886,0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28.2972" calcext:value-type="float">
            <text:p>28,30</text:p>
          </table:table-cell>
          <table:table-cell office:value-type="float" office:value="31.742" calcext:value-type="float">
            <text:p>31,74</text:p>
          </table:table-cell>
          <table:table-cell office:value-type="float" office:value="2334" calcext:value-type="float">
            <text:p>2334,0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,00</text:p>
          </table:table-cell>
          <table:table-cell office:value-type="float" office:value="39.9608" calcext:value-type="float">
            <text:p>39,96</text:p>
          </table:table-cell>
          <table:table-cell office:value-type="float" office:value="20.646" calcext:value-type="float">
            <text:p>20,65</text:p>
          </table:table-cell>
          <table:table-cell office:value-type="float" office:value="39.3932" calcext:value-type="float">
            <text:p>39,39</text:p>
          </table:table-cell>
          <table:table-cell office:value-type="float" office:value="2430" calcext:value-type="float">
            <text:p>2430,0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BE">FB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BE">FB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BE">FB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BE">FB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BE">FB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BE">FB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0000-00-00T00:00:03.934931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7:55:56.525000000</meta:creation-date>
    <dc:date>2014-12-12T19:13:43.412634830</dc:date>
    <meta:editing-duration>PT3H4M55S</meta:editing-duration>
    <meta:editing-cycles>10</meta:editing-cycles>
    <meta:generator>LibreOffice/4.1.3.2$Linux_X86_64 LibreOffice_project/410m0$Build-2</meta:generator>
    <meta:document-statistic meta:table-count="1" meta:cell-count="19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677cm" svg:y="4.203cm" style:legend-expansion="high" chart:style-name="ch2"/>
        <chart:plot-area chart:style-name="ch3" table:cell-range-address="Feuille1.B31:Feuille1.I32 Feuille1.A32:Feuille1.A32" chart:data-source-has-labels="both" svg:x="1.331cm" svg:y="0.855cm" svg:width="11.706cm" svg:height="6.989cm">
          <chartooo:coordinate-region svg:x="3.91cm" svg:y="1.055cm" svg:width="8.702cm" svg:height="6.142cm"/>
          <chart:axis chart:dimension="x" chart:name="primary-x" chart:style-name="ch4" chartooo:axis-type="auto">
            <chartooo:date-scale/>
            <chart:title svg:x="6.584cm" svg:y="8.024cm" chart:style-name="ch5">
              <text:p>Nb taks</text:p>
            </chart:title>
            <chart:categories table:cell-range-address="Feuille1.B31:Feuille1.I31"/>
          </chart:axis>
          <chart:axis chart:dimension="y" chart:name="primary-y" chart:style-name="ch6">
            <chart:title svg:x="0.451cm" svg:y="4.883cm" chart:style-name="ch7">
              <text:p>Period</text:p>
            </chart:title>
            <chart:grid chart:style-name="ch8" chart:class="major"/>
          </chart:axis>
          <chart:series chart:style-name="ch9" chart:values-cell-range-address="Feuille1.B32:Feuille1.I32" chart:label-cell-address="Feuille1.A32:Feuille1.A3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Feuille1.B31:Feuille1.I31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Period</text:p>
                <draw:g>
                  <svg:desc>Feuille1.A32:Feuille1.A32</svg:desc>
                </draw:g>
              </table:table-cell>
              <table:table-cell office:value-type="float" office:value="84">
                <text:p>84</text:p>
                <draw:g>
                  <svg:desc>Feuille1.B32:Feuille1.I32</svg:desc>
                </draw:g>
              </table:table-cell>
              <table:table-cell office:value-type="float" office:value="16808">
                <text:p>16808</text:p>
              </table:table-cell>
              <table:table-cell office:value-type="float" office:value="428407">
                <text:p>428407</text:p>
              </table:table-cell>
              <table:table-cell office:value-type="float" office:value="93609">
                <text:p>93609</text:p>
              </table:table-cell>
              <table:table-cell office:value-type="float" office:value="21067209">
                <text:p>21067209</text:p>
              </table:table-cell>
              <table:table-cell office:value-type="float" office:value="277208">
                <text:p>277208</text:p>
              </table:table-cell>
              <table:table-cell office:value-type="float" office:value="273873609">
                <text:p>273873609</text:p>
              </table:table-cell>
              <table:table-cell office:value-type="float" office:value="358142409">
                <text:p>358142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0002">
      <style:chart-properties chart:display-label="true" chart:logarithmic="false" chart:minimum="0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row-mapping="0" chart:style-name="ch1">
        <chart:title svg:x="3.537cm" svg:y="0.316cm" chart:style-name="ch2">
          <text:p>Utilization = 50, Nb tasks =3, 100 simulation</text:p>
        </chart:title>
        <chart:plot-area chart:style-name="ch3" table:cell-range-address="Feuille1.A9:Feuille1.E10" chart:data-source-has-labels="row" svg:x="1.33cm" svg:y="1.635cm" svg:width="14.03cm" svg:height="6.209cm">
          <chartooo:coordinate-region svg:x="2.613cm" svg:y="1.834cm" svg:width="12.322cm" svg:height="5.363cm"/>
          <chart:axis chart:dimension="x" chart:name="primary-x" chart:style-name="ch4" chartooo:axis-type="auto">
            <chart:title svg:x="8.248cm" svg:y="8.024cm" chart:style-name="ch5">
              <text:p>i</text:p>
            </chart:title>
            <chart:categories table:cell-range-address="Feuille1.A9:Feuille1.E9"/>
          </chart:axis>
          <chart:axis chart:dimension="y" chart:name="primary-y" chart:style-name="ch6">
            <chart:title svg:x="0.451cm" svg:y="6.476cm" chart:style-name="ch7">
              <text:p>Number of schedulable</text:p>
            </chart:title>
            <chart:grid chart:style-name="ch8" chart:class="major"/>
          </chart:axis>
          <chart:series chart:style-name="ch9" chart:values-cell-range-address="Feuille1.A10:Feuille1.E10" chart:class="chart:scatter">
            <chart:domain table:cell-range-address="Feuille1.A9:Feuille1.E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A9:Feuille1.E9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A9:Feuille1.E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91">
                <text:p>91</text:p>
                <draw:g>
                  <svg:desc>Feuille1.A10:Feuille1.E10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3.578cm" svg:y="0.316cm" chart:style-name="ch2">
          <text:p>Utilisation = 85, i = 0, synchronized, implicit</text:p>
        </chart:title>
        <chart:legend chart:legend-position="end" svg:x="12.943cm" svg:y="3.955cm" style:legend-expansion="high" chart:style-name="ch3"/>
        <chart:plot-area chart:style-name="ch4" table:cell-range-address="Feuille1.A37:Feuille1.C40 Feuille1.B36:Feuille1.C36" chart:data-source-has-labels="both" svg:x="1.331cm" svg:y="1.635cm" svg:width="10.972cm" svg:height="6.21cm">
          <chartooo:coordinate-region svg:x="2.429cm" svg:y="1.834cm" svg:width="9.874cm" svg:height="5.364cm"/>
          <chart:axis chart:dimension="x" chart:name="primary-x" chart:style-name="ch5" chartooo:axis-type="auto">
            <chartooo:date-scale/>
            <chart:title svg:x="6.138cm" svg:y="8.025cm" chart:style-name="ch6">
              <text:p>Nb tasks</text:p>
            </chart:title>
            <chart:categories table:cell-range-address="Feuille1.A37:Feuille1.A40"/>
          </chart:axis>
          <chart:axis chart:dimension="y" chart:name="primary-y" chart:style-name="ch7">
            <chart:title svg:x="0.451cm" svg:y="4.943cm" chart:style-name="ch8">
              <text:p>%</text:p>
            </chart:title>
            <chart:grid chart:style-name="ch9" chart:class="major"/>
          </chart:axis>
          <chart:series chart:style-name="ch10" chart:values-cell-range-address="Feuille1.B37:Feuille1.B40" chart:label-cell-address="Feuille1.B36:Feuille1.B36" chart:class="chart:bar">
            <chart:data-point chart:repeated="4"/>
          </chart:series>
          <chart:series chart:style-name="ch11" chart:values-cell-range-address="Feuille1.C37:Feuille1.C40" chart:label-cell-address="Feuille1.C36:Feuille1.C3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Feuille1.B36:Feuille1.B36</svg:desc>
                </draw:g>
              </table:table-cell>
              <table:table-cell office:value-type="string">
                <text:p>Idle time</text:p>
                <draw:g>
                  <svg:desc>Feuille1.C36:Feuille1.C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37:Feuille1.A40</svg:desc>
                </draw:g>
              </table:table-cell>
              <table:table-cell office:value-type="float" office:value="85">
                <text:p>85</text:p>
                <draw:g>
                  <svg:desc>Feuille1.B37:Feuille1.B40</svg:desc>
                </draw:g>
              </table:table-cell>
              <table:table-cell office:value-type="float" office:value="15">
                <text:p>15</text:p>
                <draw:g>
                  <svg:desc>Feuille1.C37:Feuille1.C4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2.2222">
                <text:p>82.2222</text:p>
              </table:table-cell>
              <table:table-cell office:value-type="float" office:value="17.7778">
                <text:p>17.77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4.445">
                <text:p>84.445</text:p>
              </table:table-cell>
              <table:table-cell office:value-type="float" office:value="15.555">
                <text:p>15.5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5.3525">
                <text:p>85.3525</text:p>
              </table:table-cell>
              <table:table-cell office:value-type="float" office:value="14.6475">
                <text:p>14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3.578cm" svg:y="0.316cm" chart:style-name="ch2">
          <text:p>Utilisation = 85, i = 0, synchronized, implicit</text:p>
        </chart:title>
        <chart:legend chart:legend-position="end" svg:x="13.314cm" svg:y="4.204cm" style:legend-expansion="high" chart:style-name="ch3"/>
        <chart:plot-area chart:style-name="ch4" table:cell-range-address="Feuille1.A37:Feuille1.A40 Feuille1.E36:Feuille1.E40" chart:data-source-has-labels="both" svg:x="1.331cm" svg:y="1.635cm" svg:width="11.343cm" svg:height="6.21cm">
          <chartooo:coordinate-region svg:x="2.243cm" svg:y="1.834cm" svg:width="10.431cm" svg:height="5.364cm"/>
          <chart:axis chart:dimension="x" chart:name="primary-x" chart:style-name="ch5" chartooo:axis-type="auto">
            <chartooo:date-scale/>
            <chart:title svg:x="6.323cm" svg:y="8.025cm" chart:style-name="ch6">
              <text:p>Nb tasks</text:p>
            </chart:title>
            <chart:categories table:cell-range-address="Feuille1.A37:Feuille1.A40"/>
          </chart:axis>
          <chart:axis chart:dimension="y" chart:name="primary-y" chart:style-name="ch7">
            <chart:title svg:x="0.451cm" svg:y="7.126cm" chart:style-name="ch8">
              <text:p>% of preemptions each 100 ticks</text:p>
            </chart:title>
            <chart:grid chart:style-name="ch9" chart:class="major"/>
          </chart:axis>
          <chart:series chart:style-name="ch10" chart:values-cell-range-address="Feuille1.E37:Feuille1.E40" chart:label-cell-address="Feuille1.E36:Feuille1.E3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emptions</text:p>
                <draw:g>
                  <svg:desc>Feuille1.E36:Feuille1.E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37:Feuille1.A40</svg:desc>
                </draw:g>
              </table:table-cell>
              <table:table-cell office:value-type="float" office:value="1.22222">
                <text:p>1.22222</text:p>
                <draw:g>
                  <svg:desc>Feuille1.E37:Feuille1.E4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6291">
                <text:p>2.362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65281">
                <text:p>6.652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3.789cm" svg:y="0.316cm" chart:style-name="ch2">
          <text:p>Nb tasks = 4, i = 0, synchronized, implicit</text:p>
        </chart:title>
        <chart:legend chart:legend-position="end" svg:x="12.943cm" svg:y="3.954cm" style:legend-expansion="high" chart:style-name="ch3"/>
        <chart:plot-area chart:style-name="ch4" table:cell-range-address="Feuille1.A45:Feuille1.C50 Feuille1.B44:Feuille1.C44" chart:data-source-has-labels="both" svg:x="1.331cm" svg:y="1.635cm" svg:width="10.972cm" svg:height="6.209cm">
          <chartooo:coordinate-region svg:x="2.614cm" svg:y="1.834cm" svg:width="9.689cm" svg:height="5.363cm"/>
          <chart:axis chart:dimension="x" chart:name="primary-x" chart:style-name="ch5" chartooo:axis-type="auto">
            <chartooo:date-scale/>
            <chart:title svg:x="6.045cm" svg:y="8.024cm" chart:style-name="ch6">
              <text:p>Utilisation</text:p>
            </chart:title>
            <chart:categories table:cell-range-address="Feuille1.A45:Feuille1.A50"/>
          </chart:axis>
          <chart:axis chart:dimension="y" chart:name="primary-y" chart:style-name="ch7">
            <chart:title svg:x="0.451cm" svg:y="4.942cm" chart:style-name="ch8">
              <text:p>%</text:p>
            </chart:title>
            <chart:grid chart:style-name="ch9" chart:class="major"/>
          </chart:axis>
          <chart:series chart:style-name="ch10" chart:values-cell-range-address="Feuille1.B45:Feuille1.B50" chart:label-cell-address="Feuille1.B44:Feuille1.B44" chart:class="chart:bar">
            <chart:data-point chart:repeated="6"/>
          </chart:series>
          <chart:series chart:style-name="ch11" chart:values-cell-range-address="Feuille1.C45:Feuille1.C50" chart:label-cell-address="Feuille1.C44:Feuille1.C4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Feuille1.B44:Feuille1.B44</svg:desc>
                </draw:g>
              </table:table-cell>
              <table:table-cell office:value-type="string">
                <text:p>Idle time</text:p>
                <draw:g>
                  <svg:desc>Feuille1.C44:Feuille1.C44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Feuille1.A45:Feuille1.A50</svg:desc>
                </draw:g>
              </table:table-cell>
              <table:table-cell office:value-type="float" office:value="39.4167">
                <text:p>39.4167</text:p>
                <draw:g>
                  <svg:desc>Feuille1.B45:Feuille1.B50</svg:desc>
                </draw:g>
              </table:table-cell>
              <table:table-cell office:value-type="float" office:value="60.5833">
                <text:p>60.5833</text:p>
                <draw:g>
                  <svg:desc>Feuille1.C45:Feuille1.C50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.4048">
                <text:p>60.4048</text:p>
              </table:table-cell>
              <table:table-cell office:value-type="float" office:value="39.5952">
                <text:p>39.59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.798">
                <text:p>79.798</text:p>
              </table:table-cell>
              <table:table-cell office:value-type="float" office:value="20.202">
                <text:p>20.2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.869">
                <text:p>89.869</text:p>
              </table:table-cell>
              <table:table-cell office:value-type="float" office:value="10.131">
                <text:p>10.13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3.0952">
                <text:p>93.0952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3.3333">
                <text:p>93.3333</text:p>
              </table:table-cell>
              <table:table-cell office:value-type="float" office:value="6.66667">
                <text:p>6.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3.789cm" svg:y="0.316cm" chart:style-name="ch2">
          <text:p>Nb tasks = 4, i = 0, synchronized, implicit</text:p>
        </chart:title>
        <chart:legend chart:legend-position="end" svg:x="13.314cm" svg:y="4.204cm" style:legend-expansion="high" chart:style-name="ch3"/>
        <chart:plot-area chart:style-name="ch4" table:cell-range-address="Feuille1.A45:Feuille1.A50 Feuille1.E44:Feuille1.E50" chart:data-source-has-labels="both" svg:x="1.331cm" svg:y="1.635cm" svg:width="11.343cm" svg:height="6.21cm">
          <chartooo:coordinate-region svg:x="2.243cm" svg:y="1.834cm" svg:width="10.431cm" svg:height="5.364cm"/>
          <chart:axis chart:dimension="x" chart:name="primary-x" chart:style-name="ch5" chartooo:axis-type="auto">
            <chartooo:date-scale/>
            <chart:title svg:x="6.23cm" svg:y="8.025cm" chart:style-name="ch6">
              <text:p>Utilisation</text:p>
            </chart:title>
            <chart:categories table:cell-range-address="Feuille1.A45:Feuille1.A50"/>
          </chart:axis>
          <chart:axis chart:dimension="y" chart:name="primary-y" chart:style-name="ch7">
            <chart:title svg:x="0.451cm" svg:y="7.126cm" chart:style-name="ch8">
              <text:p>% of preemptions each 100 ticks</text:p>
            </chart:title>
            <chart:grid chart:style-name="ch9" chart:class="major"/>
          </chart:axis>
          <chart:series chart:style-name="ch10" chart:values-cell-range-address="Feuille1.E45:Feuille1.E50" chart:label-cell-address="Feuille1.E44:Feuille1.E4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emptions</text:p>
                <draw:g>
                  <svg:desc>Feuille1.E44:Feuille1.E44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Feuille1.A45:Feuille1.A50</svg:desc>
                </draw:g>
              </table:table-cell>
              <table:table-cell office:value-type="float" office:value="0.333333">
                <text:p>0.333333</text:p>
                <draw:g>
                  <svg:desc>Feuille1.E45:Feuille1.E50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38095">
                <text:p>0.7380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8788">
                <text:p>0.3787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.09524">
                <text:p>3.0952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2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2.784cm" svg:y="0.316cm" chart:style-name="ch2">
          <text:p>Nb tasks = 4, utilisation = 55, synchronized, implicit</text:p>
        </chart:title>
        <chart:legend chart:legend-position="end" svg:x="12.943cm" svg:y="3.705cm" style:legend-expansion="high" chart:style-name="ch3"/>
        <chart:plot-area chart:style-name="ch4" table:cell-range-address="Feuille1.A55:Feuille1.D68 Feuille1.B54:Feuille1.D54" chart:data-source-has-labels="both" svg:x="1.331cm" svg:y="1.635cm" svg:width="10.972cm" svg:height="6.209cm">
          <chartooo:coordinate-region svg:x="2.429cm" svg:y="1.834cm" svg:width="9.792cm" svg:height="4.965cm"/>
          <chart:axis chart:dimension="x" chart:name="primary-x" chart:style-name="ch5" chartooo:axis-type="auto">
            <chartooo:date-scale/>
            <chart:title svg:x="5.133cm" svg:y="8.024cm" chart:style-name="ch6">
              <text:p>Switching time percent</text:p>
            </chart:title>
            <chart:categories table:cell-range-address="Feuille1.A55:Feuille1.A68"/>
          </chart:axis>
          <chart:axis chart:dimension="y" chart:name="primary-y" chart:style-name="ch7">
            <chart:title svg:x="0.451cm" svg:y="4.942cm" chart:style-name="ch8">
              <text:p>%</text:p>
            </chart:title>
            <chart:grid chart:style-name="ch9" chart:class="major"/>
          </chart:axis>
          <chart:series chart:style-name="ch10" chart:values-cell-range-address="Feuille1.B55:Feuille1.B68" chart:label-cell-address="Feuille1.B54:Feuille1.B54" chart:class="chart:bar">
            <chart:data-point chart:repeated="14"/>
          </chart:series>
          <chart:series chart:style-name="ch11" chart:values-cell-range-address="Feuille1.C55:Feuille1.C68" chart:label-cell-address="Feuille1.C54:Feuille1.C54" chart:class="chart:bar">
            <chart:data-point chart:repeated="14"/>
          </chart:series>
          <chart:series chart:style-name="ch12" chart:values-cell-range-address="Feuille1.D55:Feuille1.D68" chart:label-cell-address="Feuille1.D54:Feuille1.D54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Feuille1.B54:Feuille1.B54</svg:desc>
                </draw:g>
              </table:table-cell>
              <table:table-cell office:value-type="string">
                <text:p>Idle time</text:p>
                <draw:g>
                  <svg:desc>Feuille1.C54:Feuille1.C54</svg:desc>
                </draw:g>
              </table:table-cell>
              <table:table-cell office:value-type="string">
                <text:p>Switching time</text:p>
                <draw:g>
                  <svg:desc>Feuille1.D54:Feuille1.D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55:Feuille1.A68</svg:desc>
                </draw:g>
              </table:table-cell>
              <table:table-cell office:value-type="float" office:value="39.9608">
                <text:p>39.9608</text:p>
                <draw:g>
                  <svg:desc>Feuille1.B55:Feuille1.B68</svg:desc>
                </draw:g>
              </table:table-cell>
              <table:table-cell office:value-type="float" office:value="60.0392">
                <text:p>60.0392</text:p>
                <draw:g>
                  <svg:desc>Feuille1.C55:Feuille1.C68</svg:desc>
                </draw:g>
              </table:table-cell>
              <table:table-cell office:value-type="float" office:value="0">
                <text:p>0</text:p>
                <draw:g>
                  <svg:desc>Feuille1.D55:Feuille1.D6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9.9608">
                <text:p>39.9608</text:p>
              </table:table-cell>
              <table:table-cell office:value-type="float" office:value="55.6811">
                <text:p>55.6811</text:p>
              </table:table-cell>
              <table:table-cell office:value-type="float" office:value="4.3581">
                <text:p>4.35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.9608">
                <text:p>39.9608</text:p>
              </table:table-cell>
              <table:table-cell office:value-type="float" office:value="55.6594">
                <text:p>55.6594</text:p>
              </table:table-cell>
              <table:table-cell office:value-type="float" office:value="4.37977">
                <text:p>4.379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9608">
                <text:p>39.9608</text:p>
              </table:table-cell>
              <table:table-cell office:value-type="float" office:value="54.8617">
                <text:p>54.8617</text:p>
              </table:table-cell>
              <table:table-cell office:value-type="float" office:value="5.1775">
                <text:p>5.17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.9608">
                <text:p>39.9608</text:p>
              </table:table-cell>
              <table:table-cell office:value-type="float" office:value="51.9732">
                <text:p>51.9732</text:p>
              </table:table-cell>
              <table:table-cell office:value-type="float" office:value="8.06605">
                <text:p>8.066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9.9608">
                <text:p>39.9608</text:p>
              </table:table-cell>
              <table:table-cell office:value-type="float" office:value="49.8132">
                <text:p>49.8132</text:p>
              </table:table-cell>
              <table:table-cell office:value-type="float" office:value="10.226">
                <text:p>10.2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.9608">
                <text:p>39.9608</text:p>
              </table:table-cell>
              <table:table-cell office:value-type="float" office:value="45.7276">
                <text:p>45.7276</text:p>
              </table:table-cell>
              <table:table-cell office:value-type="float" office:value="14.3117">
                <text:p>14.31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.9608">
                <text:p>39.9608</text:p>
              </table:table-cell>
              <table:table-cell office:value-type="float" office:value="45.7276">
                <text:p>45.7276</text:p>
              </table:table-cell>
              <table:table-cell office:value-type="float" office:value="14.3117">
                <text:p>14.31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.9608">
                <text:p>39.9608</text:p>
              </table:table-cell>
              <table:table-cell office:value-type="float" office:value="38.9907">
                <text:p>38.9907</text:p>
              </table:table-cell>
              <table:table-cell office:value-type="float" office:value="21.0485">
                <text:p>21.04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.9608">
                <text:p>39.9608</text:p>
              </table:table-cell>
              <table:table-cell office:value-type="float" office:value="28.2972">
                <text:p>28.2972</text:p>
              </table:table-cell>
              <table:table-cell office:value-type="float" office:value="31.742">
                <text:p>31.7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.9608">
                <text:p>39.9608</text:p>
              </table:table-cell>
              <table:table-cell office:value-type="float" office:value="20.646">
                <text:p>20.646</text:p>
              </table:table-cell>
              <table:table-cell office:value-type="float" office:value="39.3932">
                <text:p>39.39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3.315cm" svg:y="4.204cm" style:legend-expansion="high" chart:style-name="ch2"/>
        <chart:plot-area chart:style-name="ch3" table:cell-range-address="Feuille1.A55:Feuille1.A68 Feuille1.E54:Feuille1.E68" chart:data-source-has-labels="both" svg:x="1.331cm" svg:y="0.855cm" svg:width="11.344cm" svg:height="6.99cm">
          <chartooo:coordinate-region svg:x="2.799cm" svg:y="1.054cm" svg:width="9.794cm" svg:height="5.746cm"/>
          <chart:axis chart:dimension="x" chart:name="primary-x" chart:style-name="ch4" chartooo:axis-type="auto">
            <chartooo:date-scale/>
            <chart:title svg:x="5.319cm" svg:y="8.025cm" chart:style-name="ch5">
              <text:p>Switching time percent</text:p>
            </chart:title>
            <chart:categories table:cell-range-address="Feuille1.A55:Feuille1.A68"/>
          </chart:axis>
          <chart:axis chart:dimension="y" chart:name="primary-y" chart:style-name="ch6">
            <chart:title svg:x="0.451cm" svg:y="6.101cm" chart:style-name="ch7">
              <text:p>Number of preemptions</text:p>
            </chart:title>
            <chart:grid chart:style-name="ch8" chart:class="major"/>
          </chart:axis>
          <chart:series chart:style-name="ch9" chart:values-cell-range-address="Feuille1.E55:Feuille1.E68" chart:label-cell-address="Feuille1.E54:Feuille1.E5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emptions</text:p>
                <draw:g>
                  <svg:desc>Feuille1.E54:Feuille1.E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55:Feuille1.A68</svg:desc>
                </draw:g>
              </table:table-cell>
              <table:table-cell office:value-type="float" office:value="966">
                <text:p>966</text:p>
                <draw:g>
                  <svg:desc>Feuille1.E55:Feuille1.E6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BE">
      <number:number number:min-integer-digits="1"/>
    </number:number-style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98cm" svg:y="0.316cm" chart:style-name="ch2">
          <text:p>Nb tasks = 3, i = 0, 100 simulations</text:p>
        </chart:title>
        <chart:plot-area chart:style-name="ch3" table:cell-range-address="Feuille1.A1:Feuille1.F2" chart:data-source-has-labels="row" svg:x="1.331cm" svg:y="1.635cm" svg:width="14.029cm" svg:height="6.204cm">
          <chartooo:coordinate-region svg:x="2.614cm" svg:y="1.834cm" svg:width="12.559cm" svg:height="5.358cm"/>
          <chart:axis chart:dimension="x" chart:name="primary-x" chart:style-name="ch4" chartooo:axis-type="auto">
            <chartooo:date-scale/>
            <chart:title svg:x="7.573cm" svg:y="8.019cm" chart:style-name="ch5">
              <text:p>Utilization</text:p>
            </chart:title>
            <chart:categories table:cell-range-address="Feuille1.A1:Feuille1.F1"/>
          </chart:axis>
          <chart:axis chart:dimension="y" chart:name="primary-y" chart:style-name="ch6">
            <chart:title svg:x="0.451cm" svg:y="6.474cm" chart:style-name="ch7">
              <text:p>Number of schedulable</text:p>
            </chart:title>
            <chart:grid chart:style-name="ch8" chart:class="major"/>
          </chart:axis>
          <chart:series chart:style-name="ch9" chart:values-cell-range-address="Feuille1.A2:Feuille1.F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Feuille1.A1:Feuille1.F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9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97">
                <text:p>97</text:p>
                <draw:g>
                  <svg:desc>Feuille1.A2:Feuille1.F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fr" number:country="BE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0002">
      <style:chart-properties chart:display-label="true" chart:logarithmic="false" chart:minimum="1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row-mapping="0" chart:style-name="ch1">
        <chart:title svg:x="4.185cm" svg:y="0.316cm" chart:style-name="ch2">
          <text:p>Utilization = 50, i = 0, 100 simualtions</text:p>
        </chart:title>
        <chart:plot-area chart:style-name="ch3" table:cell-range-address="Feuille1.A5:Feuille1.F6" chart:data-source-has-labels="row" svg:x="1.33cm" svg:y="1.635cm" svg:width="14.03cm" svg:height="6.21cm">
          <chartooo:coordinate-region svg:x="2.613cm" svg:y="1.834cm" svg:width="12.415cm" svg:height="5.364cm"/>
          <chart:axis chart:dimension="x" chart:name="primary-x" chart:style-name="ch4" chartooo:axis-type="auto">
            <chart:title svg:x="7.124cm" svg:y="8.025cm" chart:style-name="ch5">
              <text:p>Number of tasks</text:p>
            </chart:title>
            <chart:categories table:cell-range-address="Feuille1.A5:Feuille1.F5"/>
          </chart:axis>
          <chart:axis chart:dimension="y" chart:name="primary-y" chart:style-name="ch6">
            <chart:title svg:x="0.451cm" svg:y="6.305cm" chart:style-name="ch7">
              <text:p>Number shcedulable</text:p>
            </chart:title>
            <chart:grid chart:style-name="ch8" chart:class="major"/>
          </chart:axis>
          <chart:series chart:style-name="ch9" chart:values-cell-range-address="Feuille1.A6:Feuille1.F6" chart:class="chart:scatter">
            <chart:domain table:cell-range-address="Feuille1.A5:Feuille1.F5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A5:Feuille1.F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A5:Feuille1.F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Feuille1.A6:Feuille1.F6</svg:desc>
                </draw:g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